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fo:font-weight="normal" officeooo:rsid="040eb3f6" officeooo:paragraph-rsid="042a8d29" style:font-weight-asian="normal" style:font-weight-complex="normal"/>
    </style:style>
    <style:style style:name="P4" style:family="paragraph" style:parent-style-name="Text_20_body">
      <style:text-properties officeooo:rsid="0439377d" officeooo:paragraph-rsid="042a8d29"/>
    </style:style>
    <style:style style:name="P5" style:family="paragraph" style:parent-style-name="Text_20_body">
      <style:text-properties fo:font-weight="normal" officeooo:rsid="046a643d" officeooo:paragraph-rsid="046a643d" style:font-weight-asian="normal" style:font-weight-complex="normal"/>
    </style:style>
    <style:style style:name="P6" style:family="paragraph" style:parent-style-name="Text_20_body">
      <style:text-properties fo:font-weight="normal" officeooo:rsid="0468c1d5" officeooo:paragraph-rsid="0468c1d5" style:font-weight-asian="normal" style:font-weight-complex="normal"/>
    </style:style>
    <style:style style:name="P7" style:family="paragraph" style:parent-style-name="Text_20_body" style:list-style-name="L1">
      <style:text-properties fo:font-weight="normal" officeooo:rsid="043c34da" officeooo:paragraph-rsid="042a8d29" style:font-weight-asian="normal" style:font-weight-complex="normal"/>
    </style:style>
    <style:style style:name="P8" style:family="paragraph" style:parent-style-name="Text_20_body" style:list-style-name="L1">
      <style:text-properties officeooo:paragraph-rsid="042a8d29"/>
    </style:style>
    <style:style style:name="P9" style:family="paragraph" style:parent-style-name="Text_20_body" style:list-style-name="L1">
      <style:text-properties officeooo:rsid="043e3775" officeooo:paragraph-rsid="042a8d29"/>
    </style:style>
    <style:style style:name="P10" style:family="paragraph" style:parent-style-name="Heading_20_1">
      <style:text-properties fo:font-weight="normal" officeooo:rsid="046764c1" officeooo:paragraph-rsid="046764c1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439377d" style:font-weight-asian="normal" style:font-weight-complex="normal"/>
    </style:style>
    <style:style style:name="T3" style:family="text">
      <style:text-properties fo:font-weight="normal" officeooo:rsid="043a9a9a" style:font-weight-asian="normal" style:font-weight-complex="normal"/>
    </style:style>
    <style:style style:name="T4" style:family="text">
      <style:text-properties fo:font-weight="normal" officeooo:rsid="043c34da" style:font-weight-asian="normal" style:font-weight-complex="normal"/>
    </style:style>
    <style:style style:name="T5" style:family="text">
      <style:text-properties fo:font-weight="normal" officeooo:rsid="0460e6d5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46d3db9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מטלה <text:span text:style-name="T7">7 - טיוטה</text:span></text:h>
      <text:p text:style-name="P5">כיתבו מערכת המאפשרת להריץ משחק איקס-עיגול בין שחקנים אוטומטיים. </text:p>
      <text:p text:style-name="P5">כיתבו שחקן אוטומטי שישחק במערכת זו.</text:p>
      <text:p text:style-name="P6">[המשך יבוא]</text:p>
      <text:p text:style-name="P4"><text:span text:style-name="T6">דגשים</text:span><text:span text:style-name="T1">: </text:span></text:p>
      <text:list xml:id="list3717948204016343919" text:style-name="L1">
        <text:list-item>
          <text:p text:style-name="P8"><text:span text:style-name="T2">יש </text:span><text:span text:style-name="T3">לחזור על החומר של ההרצאות לפני שמתחילים לכתוב, </text:span><text:span text:style-name="T4">ו</text:span><text:span text:style-name="T2">להשתמש </text:span><text:span text:style-name="T3">בו </text:span><text:span text:style-name="T2">לפי הצורך.</text:span></text:p>
        </text:list-item>
        <text:list-item>
          <text:p text:style-name="P7">מותר להשתמש בתכונות מתקדמות של שפת ++C גם אם עדיין לא נלמדו בהרצאות.</text:p>
        </text:list-item>
        <text:list-item>
          <text:p text:style-name="P9"><text:span text:style-name="T1">מותר להשתמש בקוד מהאינטרנט, אולם</text:span><text:span text:style-name="T5">: (א)</text:span><text:span text:style-name="T1"> יש לציין בבירור את המקור</text:span><text:span text:style-name="T5">, (ב) יש לבדוק שהקוד שהורדתם עובד בלי שגיאות, (ג) יש להבין את הקוד שהורדתם כך שתוכלו להסביר אותו למתרגל.</text:span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4-22T19:51:16.864834975</dc:date>
    <meta:editing-duration>P7DT22H53M17S</meta:editing-duration>
    <meta:editing-cycles>1029</meta:editing-cycles>
    <meta:document-statistic meta:table-count="0" meta:image-count="0" meta:object-count="0" meta:page-count="1" meta:paragraph-count="10" meta:word-count="88" meta:character-count="461" meta:non-whitespace-character-count="384"/>
  </office:meta>
</office:document-meta>
</file>